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1dd4f" officeooo:paragraph-rsid="0001dd4f"/>
    </style:style>
    <style:style style:name="P2" style:family="paragraph" style:parent-style-name="Heading_20_1">
      <style:text-properties officeooo:rsid="00028edf" officeooo:paragraph-rsid="00028edf"/>
    </style:style>
    <style:style style:name="P3" style:family="paragraph" style:parent-style-name="Subtitle">
      <style:text-properties officeooo:rsid="0001dd4f" officeooo:paragraph-rsid="0001dd4f"/>
    </style:style>
    <style:style style:name="P4" style:family="paragraph" style:parent-style-name="Text_20_body">
      <style:text-properties officeooo:rsid="0001dd4f" officeooo:paragraph-rsid="0001dd4f"/>
    </style:style>
    <style:style style:name="P5" style:family="paragraph" style:parent-style-name="Text_20_body">
      <style:text-properties officeooo:paragraph-rsid="0001dd4f"/>
    </style:style>
    <style:style style:name="P6" style:family="paragraph" style:parent-style-name="Text_20_body" style:list-style-name="L1">
      <style:paragraph-properties fo:text-align="start" style:justify-single-word="false"/>
      <style:text-properties fo:font-weight="bold" officeooo:rsid="0001dd4f" officeooo:paragraph-rsid="0001dd4f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01dd4f" officeooo:paragraph-rsid="0001dd4f" style:font-weight-asian="bold" style:font-weight-complex="bold"/>
    </style:style>
    <style:style style:name="P8" style:family="paragraph" style:parent-style-name="Text_20_body" style:list-style-name="L2">
      <style:text-properties fo:font-weight="bold" officeooo:rsid="00028edf" officeooo:paragraph-rsid="00028edf" style:font-weight-asian="bold" style:font-weight-complex="bold"/>
    </style:style>
    <style:style style:name="P9" style:family="paragraph" style:parent-style-name="Text_20_body">
      <style:text-properties officeooo:paragraph-rsid="00028edf"/>
    </style:style>
    <style:style style:name="P10" style:family="paragraph" style:parent-style-name="Title">
      <style:text-properties officeooo:rsid="0001dd4f" officeooo:paragraph-rsid="0001dd4f"/>
    </style:style>
    <style:style style:name="T1" style:family="text">
      <style:text-properties officeooo:rsid="0001dd4f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restoria</text:p>
      <text:p text:style-name="P3">World of RPG-Life</text:p>
      <text:p text:style-name="P4"/>
      <text:h text:style-name="P1" text:outline-level="1">Document Purpose / Intent</text:h>
      <text:p text:style-name="P5"/>
      <text:p text:style-name="P5"><text:tab/><text:span text:style-name="T1">This Document aims to provide a solid contextual world and backbone to the Enemies, Designs, and Materials used within RPG-Life. The general aesthetic and flavor of RPG-Life is Medieval Fantasy. There are many potential inspirations to draw from in this genre. </text:span></text:p>
      <text:p text:style-name="P5"/>
      <text:h text:style-name="P1" text:outline-level="1">Starting Big and Vague – The Galaxy</text:h>
      <text:p text:style-name="P5"/>
      <text:list xml:id="list3758638068" text:style-name="L1">
        <text:list-item>
          <text:p text:style-name="P6">Trestoria – <text:span text:style-name="T2">The primary planet</text:span></text:p>
          <text:list>
            <text:list-item>
              <text:p text:style-name="P6">Oleane –<text:span text:style-name="T2"> The Moon of </text:span>Trestoria</text:p>
            </text:list-item>
          </text:list>
        </text:list-item>
        <text:list-item>
          <text:p text:style-name="P6">Rue’Lantah –<text:span text:style-name="T2"> The Solar System hosting </text:span>Trestoria</text:p>
          <text:list>
            <text:list-item>
              <text:p text:style-name="P6">Rue<text:span text:style-name="T2"> – The Sun at the Center</text:span></text:p>
            </text:list-item>
            <text:list-item>
              <text:p text:style-name="P6">Nevem –<text:span text:style-name="T2"> The Coldest and most distant planet</text:span></text:p>
            </text:list-item>
            <text:list-item>
              <text:p text:style-name="P6">Hathraik – <text:span text:style-name="T2">The Largest gas planet</text:span></text:p>
            </text:list-item>
          </text:list>
        </text:list-item>
        <text:list-item>
          <text:p text:style-name="P6">Perlin Shroud –<text:span text:style-name="T2"> The Galaxy hosting </text:span>Rue’Lantah</text:p>
        </text:list-item>
      </text:list>
      <text:p text:style-name="P7"/>
      <text:p text:style-name="P7"/>
      <text:h text:style-name="P2" text:outline-level="1">The Deities</text:h>
      <text:p text:style-name="P9"/>
      <text:list xml:id="list470582402" text:style-name="L2">
        <text:list-item>
          <text:p text:style-name="P8">Perlin<text:span text:style-name="T2"> – The All Powerful</text:span></text:p>
          <text:list>
            <text:list-item>
              <text:p text:style-name="P8"><text:span text:style-name="T2">Origin of all other Deities</text:span></text:p>
            </text:list-item>
            <text:list-item>
              <text:p text:style-name="P8"><text:span text:style-name="T2">Often visualized as a Whale made of light</text:span></text:p>
            </text:list-item>
            <text:list-item>
              <text:p text:style-name="P8"><text:span text:style-name="T2">Never intervenes, Never witnessed</text:span></text:p>
            </text:list-item>
            <text:list-item>
              <text:p text:style-name="P8"><text:span text:style-name="T2">Only has one Story</text:span></text:p>
            </text:list-item>
          </text:list>
        </text:list-item>
        <text:list-item>
          <text:p text:style-name="P8"><text:soft-page-break/>Rue – <text:span text:style-name="T2">The Dormant Energy</text:span></text:p>
          <text:list>
            <text:list-item>
              <text:p text:style-name="P8"><text:span text:style-name="T2">Lives in the Sun, and sort of is the Sun.</text:span></text:p>
            </text:list-item>
            <text:list-item>
              <text:p text:style-name="P8"><text:span text:style-name="T2">Only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1:06:36.599786999</meta:creation-date>
    <dc:date>2024-09-13T21:25:42.107403661</dc:date>
    <meta:editing-duration>PT7M55S</meta:editing-duration>
    <meta:editing-cycles>1</meta:editing-cycles>
    <meta:document-statistic meta:table-count="0" meta:image-count="0" meta:object-count="0" meta:page-count="2" meta:paragraph-count="21" meta:word-count="151" meta:character-count="843" meta:non-whitespace-character-count="715"/>
    <meta:generator>LibreOffice/7.3.7.2$Linux_X86_64 LibreOffice_project/30$Build-2</meta:generator>
  </office:meta>
</office:document-meta>
</file>